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eada" officeooo:paragraph-rsid="0007eada"/>
    </style:style>
    <style:style style:name="T1" style:family="text">
      <style:text-properties officeooo:rsid="000360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vel 1 password – <text:span text:style-name="T1">boJ9jbbUNNfktd78OOpsqOltutMc3MY1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20:47:48.986200284</meta:creation-date>
    <dc:date>2016-05-19T20:48:20.513433502</dc:date>
    <meta:editing-duration>PT31S</meta:editing-duration>
    <meta:editing-cycles>1</meta:editing-cycles>
    <meta:document-statistic meta:table-count="0" meta:image-count="0" meta:object-count="0" meta:page-count="1" meta:paragraph-count="1" meta:word-count="4" meta:character-count="51" meta:non-whitespace-character-count="47"/>
    <meta:generator>LibreOffice/5.1.2.2$Linux_X86_64 LibreOffice_project/10m0$Build-2</meta:generator>
  </office:meta>
</office:document-meta>
</file>